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9fb9"/>
    </style:style>
    <style:style style:name="T1" style:family="text">
      <style:text-properties fo:background-color="#fff200" loext:char-shading-value="0"/>
    </style:style>
    <style:style style:name="T2"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ASSANE</text:p>
      <text:p text:style-name="Standard">Bonjour Manel, </text:p>
      <text:p text:style-name="Standard"/>
      <text:p text:style-name="Standard">Tout d'abord, merci de nous avoir donner la correction du TP2. </text:p>
      <text:p text:style-name="Standard"/>
      <text:p text:style-name="Standard">Je ne suis pas sûr de comprendre pourquoi nos réponses b) et d) en particulier ont été considérés fausses. </text:p>
      <text:p text:style-name="Standard"/>
      <text:p text:style-name="Standard">Par exemple, dans la solution deux tables sont sélectionnées et ensuite fusionnée en utilisant la condition table1.docteurID=table2.docteurID. Nous utilisons la commande left join pour arriver au même résultat.</text:p>
      <text:p text:style-name="Standard"/>
      <text:p text:style-name="Standard">Dans la question b) on nous demandais de retourner les patients et leur paiements. Mais dans la solution proposée, on ne retourne que les patient qui ont fait au moins un paiement. Comme la question était posée on ne pouvait deviner cette restriction.</text:p>
      <text:p text:style-name="Standard"/>
      <text:p text:style-name="Standard">Pour la question c) aussi je ne suis pas sûr... Certes notre réponse ne retourne pas les détails de docteurs, mais la question n'est pas précise en ce sens. Nous avons retournés tous les attributs de appointment, mais on dirait que vous vous s'attendiez aux attributs de doctor aussi?</text:p>
      <text:p text:style-name="Standard"/>
      <text:p text:style-name="Standard"/>
      <text:p text:style-name="Standard">##########################MANEL</text:p>
      <text:p text:style-name="Standard">Bonjour Alassane, tout d'abord je t'invite a regarder le cours stp pour comprendre la différence entre un left join et inner join. c'est totalement différent. Dans le cas de b, on peut l'accepter par contre dans le cas de d on doit toujours avoir des medecins correspondants aux spécialistes, cela n'a pas de sens d'utiliser left join.</text:p>
      <text:p text:style-name="Standard">Concernant la question c, on demande tous les attributs (on parle du Appointment et docteur) c'est clair dans le l'énoncé</text:p>
      <text:p text:style-name="Standard">13:58</text:p>
      <text:p text:style-name="Standard">je viens de revoir ta copie, faite attention stp a la partie 3 (. Rapport) dans l'énoncé, on demande d'ajouter vos requêtes SQL dans le rapport aussi, on a enlevé 1 point pour ceux qui ne l'ont pas fait. Je me suis appercu que j'ai oublié de le faire pour ta </text:p>
      <text:p text:style-name="Standard">copie.</text:p>
      <text:p text:style-name="Standard">14:00</text:p>
      <text:p text:style-name="Standard"/>
      <text:p text:style-name="Standard">##########################ALASSANE</text:p>
      <text:p text:style-name="Standard">C'est exact, nous avons oublié de copier les commandes dans le rapport, nous méritons de perdre un point.</text:p>
      <text:p text:style-name="Standard"/>
      <text:p text:style-name="Standard">Mais, en ce qui concerne les joins, je comprends que les deux ne sont pas pareils. </text:p>
      <text:p text:style-name="Standard"/>
      <text:p text:style-name="Standard">Ainsi, si je l'ai bien compris, l'ordre est important dans les outer join dépendamment du but voulu. En effet ces deux requêtes donnerons des résultats différents:</text:p>
      <text:p text:style-name="Standard"/>
      <text:p text:style-name="Standard"><text:soft-page-break/>SELECT * </text:p>
      <text:p text:style-name="Standard">FROM mediDB.specialistd</text:p>
      <text:p text:style-name="Standard">LEFT JOIN mediDB.doctor USING (dId);</text:p>
      <text:p text:style-name="Standard"/>
      <text:p text:style-name="Standard">SELECT * </text:p>
      <text:p text:style-name="Standard">FROM mediDB.doctor</text:p>
      <text:p text:style-name="Standard">LEFT JOIN mediDB.specialistd USING (dId);</text:p>
      <text:p text:style-name="Standard"/>
      <text:p text:style-name="Standard">Puisque dans la première on se base sur la table "specialist" et on y join la table "docteur", alors qu'on fait l'inverse dans la deuxième requête. Ainsi la deuxième requête produit des champs vides, ce qu'on ne veut pas pour répondre à la question. <text:span text:style-name="T2">Mais la première requête retourne bien uniquement les champs voulus puisque specialist est un sous ensemble de docteur, non?</text:span></text:p>
      <text:p text:style-name="Standard"/>
      <text:p text:style-name="Standard"/>
      <text:p text:style-name="P1">##########################MANEL</text:p>
      <text:p text:style-name="Standard">Ta solution ne répond pas à la question en elle-même, la réponse à la question c'est une jointure strict. <text:span text:style-name="T2">Par chance, le résultat de ta requête est correct, étant donné la généralisation entre specialist et doctor. </text:span></text:p>
      <text:p text:style-name="Standard">'Left join' n'est pas accepté comme convenu avec A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Lohit Devanagari" svg:font-family="'Lohit Devanagari'"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Condensed" fo:font-family="'DejaVu Sans Condensed'" style:font-family-generic="swiss"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DejaVu Sans Mono" fo:font-family="'DejaVu Sans Mono'" style:font-family-generic="modern" style:font-pitch="fixed"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0.5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5:55:55.120390918</meta:creation-date>
    <dc:date>2019-02-27T15:57:50.207832383</dc:date>
    <meta:editing-duration>PT1M55S</meta:editing-duration>
    <meta:editing-cycles>1</meta:editing-cycles>
    <meta:document-statistic meta:table-count="0" meta:image-count="0" meta:object-count="0" meta:page-count="2" meta:paragraph-count="28" meta:word-count="473" meta:character-count="2921" meta:non-whitespace-character-count="2468"/>
    <meta:generator>LibreOffice/6.1.4.2$Linux_X86_64 LibreOffice_project/10$Build-2</meta:generator>
  </office:meta>
</office:document-meta>
</file>